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8.51pt" svg:height="408.81pt" svg:x="170.14pt" svg:y="48.19pt">
            <loext:p draw:notify-on-update-of-ranges="Sheet1.A1:Sheet1.A12 Sheet1.B1:Sheet1.B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dian</text:p>
          </table:table-cell>
          <table:table-cell office:value-type="float" office:value="62.02" calcext:value-type="float">
            <text:p>62.02</text:p>
          </table:table-cell>
        </table:table-row>
        <table:table-row table:style-name="ro1">
          <table:table-cell office:value-type="string" calcext:value-type="string">
            <text:p>gen_pix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p_window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string" calcext:value-type="string">
            <text:p>pixel_processing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shift_window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buffer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system_input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update_base_pos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histogram_cle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su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22:24:39.415945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21:17:14.762059548</meta:creation-date>
    <dc:date>2018-11-23T22:26:36.377859145</dc:date>
    <meta:editing-duration>PT2M17S</meta:editing-duration>
    <meta:editing-cycles>2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643cm" svg:height="14.423cm" xlink:href=".." xlink:type="simple" chart:class="chart:bar" chart:style-name="ch1">
        <chart:plot-area chart:style-name="ch2" table:cell-range-address="Sheet1.A1:Sheet1.B12" chart:data-source-has-labels="column" svg:x="0.492cm" svg:y="0.288cm" svg:width="23.659cm" svg:height="13.847cm">
          <chartooo:coordinate-region svg:x="1.113cm" svg:y="0.288cm" svg:width="23.038cm" svg:height="11.208cm"/>
          <chart:axis chart:dimension="x" chart:name="primary-x" chart:style-name="ch3" chartooo:axis-type="auto">
            <chartooo:date-scale/>
            <chart:categories table:cell-range-address="Sheet1.A1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2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edian</text:p>
                <draw:g>
                  <svg:desc>Sheet1.A1:Sheet1.A12</svg:desc>
                </draw:g>
              </table:table-cell>
              <table:table-cell office:value-type="float" office:value="62.02">
                <text:p>62.02</text:p>
                <draw:g>
                  <svg:desc>Sheet1.B1:Sheet1.B12</svg:desc>
                </draw:g>
              </table:table-cell>
            </table:table-row>
            <table:table-row>
              <table:table-cell office:value-type="string">
                <text:p>gen_pixe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lip_window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pixel_processing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shift_window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buffer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system_input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thresholding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main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update_base_pos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histogram_cle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su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